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80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table:number-columns-repeated="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/>
          <table:table-cell table:style-name="ce7" office:value-type="string">
            <text:p>-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9">
            <text:p>9</text:p>
          </table:table-cell>
          <table:table-cell table:number-columns-repeated="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number-columns-repeated="2"/>
          <table:table-cell table:style-name="ce7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10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number-columns-repeated="3"/>
          <table:table-cell table:style-name="ce7" office:value-type="string">
            <text:p>-</text:p>
          </table:table-cell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number-columns-repeated="4"/>
          <table:table-cell table:style-name="ce7" office:value-type="string">
            <text:p>-</text:p>
          </table:table-cell>
          <table:table-cell table:style-name="ce10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table:number-columns-repeated="5"/>
          <table:table-cell table:style-name="ce11" office:value-type="string">
            <text:p>-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4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l</text:p>
          </table:table-cell>
          <table:table-cell office:value-type="string">
            <text:p>dij</text:p>
          </table:table-cell>
          <table:table-cell office:value-type="string">
            <text:p>dkl</text:p>
          </table:table-cell>
          <table:table-cell office:value-type="string">
            <text:p>dik</text:p>
          </table:table-cell>
          <table:table-cell office:value-type="string">
            <text:p>djl</text:p>
          </table:table-cell>
          <table:table-cell table:number-columns-repeated="3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E12]+[.F12]-([.G12]+[.H12])"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E13]+[.F13]-([.G13]+[.H13])" office:value-type="float" office:value="-9">
            <text:p>-9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E14]+[.F14]-([.G14]+[.H14])"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15]+[.F15]-([.G15]+[.H15])" office:value-type="float" office:value="-2">
            <text:p>-2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E16]+[.F16]-([.G16]+[.H16])" office:value-type="float" office:value="-12">
            <text:p>-12</text:p>
          </table:table-cell>
          <table:table-cell/>
          <table:table-cell office:value-type="float" office:value="125643">
            <text:p>125643</text:p>
          </table:table-cell>
        </table:table-row>
        <table:table-row table:style-name="ro1"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E17]+[.F17]-([.G17]+[.H1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8]+[.F18]-([.G18]+[.H18])" office:value-type="float" office:value="-9">
            <text:p>-9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E19]+[.F19]-([.G19]+[.H19])" office:value-type="float" office:value="-4">
            <text:p>-4</text:p>
          </table:table-cell>
          <table:table-cell table:number-columns-repeated="2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E20]+[.F20]-([.G20]+[.H20])" office:value-type="float" office:value="-3">
            <text:p>-3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E21]+[.F21]-([.G21]+[.H2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2" table:formula="of:=MAX([.I12:.I21])" office:value-type="float" office:value="5">
            <text:p>5</text:p>
          </table:table-cell>
          <table:table-cell table:formula="of:=31-[.I22]" office:value-type="float" office:value="26">
            <text:p>26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ambiando 23, por 5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4">
          <table:table-cell table:style-name="ce4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l</text:p>
          </table:table-cell>
          <table:table-cell office:value-type="string">
            <text:p>dij</text:p>
          </table:table-cell>
          <table:table-cell office:value-type="string">
            <text:p>dkl</text:p>
          </table:table-cell>
          <table:table-cell office:value-type="string">
            <text:p>dik</text:p>
          </table:table-cell>
          <table:table-cell office:value-type="string">
            <text:p>dj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E26]+[.F26]-([.G26]+[.H26])" office:value-type="float" office:value="-13">
            <text:p>-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E27]+[.F27]-([.G27]+[.H27])" office:value-type="float" office:value="-5">
            <text:p>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E28]+[.F28]-([.G28]+[.H28])"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E29]+[.F29]-([.G29]+[.H29])"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E30]+[.F30]-([.G30]+[.H30])"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E31]+[.F31]-([.G31]+[.H31])"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E32]+[.F32]-([.G32]+[.H32])"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E33]+[.F33]-([.G33]+[.H33])"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formula="of:=[.E34]+[.F34]-([.G34]+[.H34])" office:value-type="float" office:value="-6">
            <text:p>-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" office:value-type="string">
            <text:p>NO HAY MEJORAS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>
            <text:p>la mejor solucion obtenida es 125643 con z=2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distancias" table:base-cell-address="$Sheet1.$A$2" table:cell-range-address="$Sheet1.$A$2:.$G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12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8T11:39:52</meta:creation-date>
    <dc:date>2009-09-08T12:10:19</dc:date>
    <meta:editing-duration>PT00H30M27S</meta:editing-duration>
    <meta:editing-cycles>1</meta:editing-cycles>
    <meta:document-statistic meta:table-count="3" meta:cell-count="204" meta:object-count="0"/>
    <meta:generator>OpenOffice.org/3.1$Linux OpenOffice.org_project/310m19$Build-9420</meta:generator>
  </office:meta>
</office:document-meta>
</file>